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2" table:number-rows-spanned="1" table:style-name="ce2">
            <text:p>User Types</text:p>
          </table:table-cell>
          <table:covered-table-cell/>
          <table:table-cell office:value-type="string" table:number-columns-spanned="2" table:number-rows-spanned="1" table:style-name="ce2">
            <text:p>Epic</text:p>
          </table:table-cell>
          <table:covered-table-cell/>
          <table:table-cell office:value-type="string" table:number-columns-spanned="2" table:number-rows-spanned="1" table:style-name="ce2">
            <text:p>User Stories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8" table:style-name="ce3">
            <text:p><text:span text:style-name="T2">User</text:span><text:s/></text:p>
          </table:table-cell>
          <table:covered-table-cell/>
          <table:table-cell office:value-type="string" table:number-columns-spanned="2" table:number-rows-spanned="8" table:style-name="ce7">
            <text:p>Tranzakciókezelés</text:p>
          </table:table-cell>
          <table:covered-table-cell/>
          <table:table-cell office:value-type="string" table:number-columns-spanned="2" table:number-rows-spanned="1" table:style-name="ce4">
            <text:p>Felhasználóként szeretnék tudni pénzt átutalni.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">
            <text:p>Felhasználóként szeretnék tudni pénzt felvenni.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5" table:style-name="ce6">
            <text:p>Bank</text:p>
          </table:table-cell>
          <table:covered-table-cell/>
          <table:table-cell office:value-type="string" table:number-columns-spanned="2" table:number-rows-spanned="5" table:style-name="ce7">
            <text:p>Profil menedzsment</text:p>
          </table:table-cell>
          <table:covered-table-cell/>
          <table:table-cell office:value-type="string" table:number-columns-spanned="2" table:number-rows-spanned="1" table:style-name="ce4">
            <text:p>A bank tud profilokat felfüggeszteni.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spanned="2" table:number-rows-spanned="1" table:style-name="ce4"/>
          <table:covered-table-cell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 Gabor</meta:initial-creator>
    <dc:creator>Dani Gabor</dc:creator>
    <meta:creation-date>2020-03-05T07:04:52Z</meta:creation-date>
    <dc:date>2020-03-05T08:21:24Z</dc:date>
    <meta:print-date>2020-03-05T08:20:54Z</meta:print-date>
  </office:meta>
</office:document-meta>
</file>